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2" style:family="table">
      <style:table-properties style:width="4.0417in" table:align="left"/>
    </style:style>
    <style:style style:name="Table12.A" style:family="table-column">
      <style:table-column-properties style:column-width="0.9361in"/>
    </style:style>
    <style:style style:name="Table12.B" style:family="table-column">
      <style:table-column-properties style:column-width="3.1056in"/>
    </style:style>
    <style:style style:name="Table12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2.B1" style:family="table-cell">
      <style:table-cell-properties fo:padding="0.0382in" fo:border-left="none" fo:border-right="0.05pt solid #000000" fo:border-top="0.05pt solid #000000" fo:border-bottom="none"/>
    </style:style>
    <style:style style:name="Table12.A2" style:family="table-cell">
      <style:table-cell-properties fo:padding="0.0382in" fo:border-left="0.05pt solid #000000" fo:border-right="none" fo:border-top="none" fo:border-bottom="none"/>
    </style:style>
    <style:style style:name="Table12.B2" style:family="table-cell">
      <style:table-cell-properties fo:padding="0.0382in" fo:border-left="none" fo:border-right="0.05pt solid #000000" fo:border-top="none" fo:border-bottom="none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none" fo:border-right="0.05pt solid #000000" fo:border-top="none" fo:border-bottom="0.05pt solid #000000"/>
    </style:style>
    <style:style style:name="Table14" style:family="table">
      <style:table-properties style:width="4.0417in" table:align="left"/>
    </style:style>
    <style:style style:name="Table14.A" style:family="table-column">
      <style:table-column-properties style:column-width="0.9361in"/>
    </style:style>
    <style:style style:name="Table14.B" style:family="table-column">
      <style:table-column-properties style:column-width="3.1056in"/>
    </style:style>
    <style:style style:name="Table14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4.B1" style:family="table-cell">
      <style:table-cell-properties fo:padding="0.0382in" fo:border-left="none" fo:border-right="0.05pt solid #000000" fo:border-top="0.05pt solid #000000" fo:border-bottom="none"/>
    </style:style>
    <style:style style:name="Table14.A2" style:family="table-cell">
      <style:table-cell-properties fo:padding="0.0382in" fo:border-left="0.05pt solid #000000" fo:border-right="none" fo:border-top="none" fo:border-bottom="none"/>
    </style:style>
    <style:style style:name="Table14.B2" style:family="table-cell">
      <style:table-cell-properties fo:padding="0.0382in" fo:border-left="none" fo:border-right="0.05pt solid #000000" fo:border-top="none" fo:border-bottom="none"/>
    </style:style>
    <style:style style:name="Table14.A3" style:family="table-cell">
      <style:table-cell-properties fo:padding="0.0382in" fo:border-left="0.05pt solid #000000" fo:border-right="none" fo:border-top="none" fo:border-bottom="0.05pt solid #000000"/>
    </style:style>
    <style:style style:name="Table14.B3" style:family="table-cell">
      <style:table-cell-properties fo:padding="0.0382in" fo:border-left="none" fo:border-right="0.05pt solid #000000" fo:border-top="none" fo:border-bottom="0.05pt solid #000000"/>
    </style:style>
    <style:style style:name="Table15" style:family="table">
      <style:table-properties style:width="4.0417in" table:align="left"/>
    </style:style>
    <style:style style:name="Table15.A" style:family="table-column">
      <style:table-column-properties style:column-width="0.9361in"/>
    </style:style>
    <style:style style:name="Table15.B" style:family="table-column">
      <style:table-column-properties style:column-width="3.1056in"/>
    </style:style>
    <style:style style:name="Table15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5.B1" style:family="table-cell">
      <style:table-cell-properties fo:padding="0.0382in" fo:border-left="none" fo:border-right="0.05pt solid #000000" fo:border-top="0.05pt solid #000000" fo:border-bottom="none"/>
    </style:style>
    <style:style style:name="Table15.A2" style:family="table-cell">
      <style:table-cell-properties fo:padding="0.0382in" fo:border-left="0.05pt solid #000000" fo:border-right="none" fo:border-top="none" fo:border-bottom="none"/>
    </style:style>
    <style:style style:name="Table15.B2" style:family="table-cell">
      <style:table-cell-properties fo:padding="0.0382in" fo:border-left="none" fo:border-right="0.05pt solid #000000" fo:border-top="none" fo:border-bottom="none"/>
    </style:style>
    <style:style style:name="Table15.A3" style:family="table-cell">
      <style:table-cell-properties fo:padding="0.0382in" fo:border-left="0.05pt solid #000000" fo:border-right="none" fo:border-top="none" fo:border-bottom="0.05pt solid #000000"/>
    </style:style>
    <style:style style:name="Table15.B3" style:family="table-cell">
      <style:table-cell-properties fo:padding="0.0382in" fo:border-left="none" fo:border-right="0.05pt solid #000000" fo:border-top="none" fo:border-bottom="0.05pt solid #000000"/>
    </style:style>
    <style:style style:name="Table13" style:family="table">
      <style:table-properties style:width="4.0417in" table:align="left"/>
    </style:style>
    <style:style style:name="Table13.A" style:family="table-column">
      <style:table-column-properties style:column-width="0.9361in"/>
    </style:style>
    <style:style style:name="Table13.B" style:family="table-column">
      <style:table-column-properties style:column-width="3.1056in"/>
    </style:style>
    <style:style style:name="Table13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3.B1" style:family="table-cell">
      <style:table-cell-properties fo:padding="0.0382in" fo:border-left="none" fo:border-right="0.05pt solid #000000" fo:border-top="0.05pt solid #000000" fo:border-bottom="none"/>
    </style:style>
    <style:style style:name="Table13.A2" style:family="table-cell">
      <style:table-cell-properties fo:padding="0.0382in" fo:border-left="0.05pt solid #000000" fo:border-right="none" fo:border-top="none" fo:border-bottom="none"/>
    </style:style>
    <style:style style:name="Table13.B2" style:family="table-cell">
      <style:table-cell-properties fo:padding="0.0382in" fo:border-left="none" fo:border-right="0.05pt solid #000000" fo:border-top="none" fo:border-bottom="none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none" fo:border-right="0.05pt solid #000000" fo:border-top="none" fo:border-bottom="0.05pt solid #000000"/>
    </style:style>
    <style:style style:name="Table8" style:family="table">
      <style:table-properties style:width="4.0417in" table:align="left"/>
    </style:style>
    <style:style style:name="Table8.A" style:family="table-column">
      <style:table-column-properties style:column-width="0.9361in"/>
    </style:style>
    <style:style style:name="Table8.B" style:family="table-column">
      <style:table-column-properties style:column-width="3.1056in"/>
    </style:style>
    <style:style style:name="Table8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8.B1" style:family="table-cell">
      <style:table-cell-properties fo:padding="0.0382in" fo:border-left="none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none" fo:border-top="none" fo:border-bottom="none"/>
    </style:style>
    <style:style style:name="Table8.B2" style:family="table-cell">
      <style:table-cell-properties fo:padding="0.0382in" fo:border-left="none" fo:border-right="0.05pt solid #000000" fo:border-top="none" fo:border-bottom="none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none" fo:border-right="0.05pt solid #000000" fo:border-top="none" fo:border-bottom="0.05pt solid #000000"/>
    </style:style>
    <style:style style:name="Table11" style:family="table">
      <style:table-properties style:width="4.0417in" table:align="left"/>
    </style:style>
    <style:style style:name="Table11.A" style:family="table-column">
      <style:table-column-properties style:column-width="0.9361in"/>
    </style:style>
    <style:style style:name="Table11.B" style:family="table-column">
      <style:table-column-properties style:column-width="3.1056in"/>
    </style:style>
    <style:style style:name="Table11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1.B1" style:family="table-cell">
      <style:table-cell-properties fo:padding="0.0382in" fo:border-left="none" fo:border-right="0.05pt solid #000000" fo:border-top="0.05pt solid #000000" fo:border-bottom="none"/>
    </style:style>
    <style:style style:name="Table11.A2" style:family="table-cell">
      <style:table-cell-properties fo:padding="0.0382in" fo:border-left="0.05pt solid #000000" fo:border-right="none" fo:border-top="none" fo:border-bottom="none"/>
    </style:style>
    <style:style style:name="Table11.B2" style:family="table-cell">
      <style:table-cell-properties fo:padding="0.0382in" fo:border-left="none" fo:border-right="0.05pt solid #000000" fo:border-top="none" fo:border-bottom="none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none" fo:border-right="0.05pt solid #000000" fo:border-top="none" fo:border-bottom="0.05pt solid #000000"/>
    </style:style>
    <style:style style:name="Table10" style:family="table">
      <style:table-properties style:width="4.0417in" table:align="left"/>
    </style:style>
    <style:style style:name="Table10.A" style:family="table-column">
      <style:table-column-properties style:column-width="0.9361in"/>
    </style:style>
    <style:style style:name="Table10.B" style:family="table-column">
      <style:table-column-properties style:column-width="3.1056in"/>
    </style:style>
    <style:style style:name="Table10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0.B1" style:family="table-cell">
      <style:table-cell-properties fo:padding="0.0382in" fo:border-left="none" fo:border-right="0.05pt solid #000000" fo:border-top="0.05pt solid #000000" fo:border-bottom="none"/>
    </style:style>
    <style:style style:name="Table10.A2" style:family="table-cell">
      <style:table-cell-properties fo:padding="0.0382in" fo:border-left="0.05pt solid #000000" fo:border-right="none" fo:border-top="none" fo:border-bottom="none"/>
    </style:style>
    <style:style style:name="Table10.B2" style:family="table-cell">
      <style:table-cell-properties fo:padding="0.0382in" fo:border-left="none" fo:border-right="0.05pt solid #000000" fo:border-top="none" fo:border-bottom="none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none" fo:border-right="0.05pt solid #000000" fo:border-top="none" fo:border-bottom="0.05pt solid #000000"/>
    </style:style>
    <style:style style:name="Table9" style:family="table">
      <style:table-properties style:width="4.0417in" table:align="left"/>
    </style:style>
    <style:style style:name="Table9.A" style:family="table-column">
      <style:table-column-properties style:column-width="0.9361in"/>
    </style:style>
    <style:style style:name="Table9.B" style:family="table-column">
      <style:table-column-properties style:column-width="3.1056in"/>
    </style:style>
    <style:style style:name="Table9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9.B1" style:family="table-cell">
      <style:table-cell-properties fo:padding="0.0382in" fo:border-left="none" fo:border-right="0.05pt solid #000000" fo:border-top="0.05pt solid #000000" fo:border-bottom="none"/>
    </style:style>
    <style:style style:name="Table9.A2" style:family="table-cell">
      <style:table-cell-properties fo:padding="0.0382in" fo:border-left="0.05pt solid #000000" fo:border-right="none" fo:border-top="none" fo:border-bottom="none"/>
    </style:style>
    <style:style style:name="Table9.B2" style:family="table-cell">
      <style:table-cell-properties fo:padding="0.0382in" fo:border-left="none" fo:border-right="0.05pt solid #000000" fo:border-top="none" fo:border-bottom="none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4.0417in" table:align="left"/>
    </style:style>
    <style:style style:name="Table4.A" style:family="table-column">
      <style:table-column-properties style:column-width="0.9361in"/>
    </style:style>
    <style:style style:name="Table4.B" style:family="table-column">
      <style:table-column-properties style:column-width="3.1056in"/>
    </style:style>
    <style:style style:name="Table4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4.B1" style:family="table-cell">
      <style:table-cell-properties fo:padding="0.0382in" fo:border-left="none" fo:border-right="0.05pt solid #000000" fo:border-top="0.05pt solid #000000" fo:border-bottom="none"/>
    </style:style>
    <style:style style:name="Table4.A2" style:family="table-cell">
      <style:table-cell-properties fo:padding="0.0382in" fo:border-left="0.05pt solid #000000" fo:border-right="none" fo:border-top="none" fo:border-bottom="none"/>
    </style:style>
    <style:style style:name="Table4.B2" style:family="table-cell">
      <style:table-cell-properties fo:padding="0.0382in" fo:border-left="none" fo:border-right="0.05pt solid #000000" fo:border-top="none" fo:border-bottom="none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none" fo:border-right="0.05pt solid #000000" fo:border-top="none" fo:border-bottom="0.05pt solid #000000"/>
    </style:style>
    <style:style style:name="Table5" style:family="table">
      <style:table-properties style:width="4.0417in" table:align="left"/>
    </style:style>
    <style:style style:name="Table5.A" style:family="table-column">
      <style:table-column-properties style:column-width="0.9361in"/>
    </style:style>
    <style:style style:name="Table5.B" style:family="table-column">
      <style:table-column-properties style:column-width="3.1056in"/>
    </style:style>
    <style:style style:name="Table5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5.B1" style:family="table-cell">
      <style:table-cell-properties fo:padding="0.0382in" fo:border-left="none" fo:border-right="0.05pt solid #000000" fo:border-top="0.05pt solid #000000" fo:border-bottom="none"/>
    </style:style>
    <style:style style:name="Table5.A2" style:family="table-cell">
      <style:table-cell-properties fo:padding="0.0382in" fo:border-left="0.05pt solid #000000" fo:border-right="none" fo:border-top="none" fo:border-bottom="none"/>
    </style:style>
    <style:style style:name="Table5.B2" style:family="table-cell">
      <style:table-cell-properties fo:padding="0.0382in" fo:border-left="none" fo:border-right="0.05pt solid #000000" fo:border-top="none" fo:border-bottom="none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none" fo:border-right="0.05pt solid #000000" fo:border-top="none" fo:border-bottom="0.05pt solid #000000"/>
    </style:style>
    <style:style style:name="Table3" style:family="table">
      <style:table-properties style:width="4.0417in" table:align="left"/>
    </style:style>
    <style:style style:name="Table3.A" style:family="table-column">
      <style:table-column-properties style:column-width="0.9903in"/>
    </style:style>
    <style:style style:name="Table3.B" style:family="table-column">
      <style:table-column-properties style:column-width="3.0514in"/>
    </style:style>
    <style:style style:name="Table3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3.B1" style:family="table-cell">
      <style:table-cell-properties fo:padding="0.0382in" fo:border-left="none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none"/>
    </style:style>
    <style:style style:name="Table3.B2" style:family="table-cell">
      <style:table-cell-properties fo:padding="0.0382in" fo:border-left="none" fo:border-right="0.05pt solid #000000" fo:border-top="none" fo:border-bottom="none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4.0417in" table:align="left"/>
    </style:style>
    <style:style style:name="Table2.A" style:family="table-column">
      <style:table-column-properties style:column-width="0.9361in"/>
    </style:style>
    <style:style style:name="Table2.B" style:family="table-column">
      <style:table-column-properties style:column-width="3.1056in"/>
    </style:style>
    <style:style style:name="Table2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2.B1" style:family="table-cell">
      <style:table-cell-properties fo:padding="0.0382in" fo:border-left="none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B2" style:family="table-cell">
      <style:table-cell-properties fo:padding="0.0382in" fo:border-left="none" fo:border-right="0.05pt solid #000000" fo:border-top="none" fo:border-bottom="none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none" fo:border-right="0.05pt solid #000000" fo:border-top="none" fo:border-bottom="0.05pt solid #000000"/>
    </style:style>
    <style:style style:name="Table6" style:family="table">
      <style:table-properties style:width="4.0313in" table:align="left"/>
    </style:style>
    <style:style style:name="Table6.A" style:family="table-column">
      <style:table-column-properties style:column-width="0.8708in"/>
    </style:style>
    <style:style style:name="Table6.B" style:family="table-column">
      <style:table-column-properties style:column-width="3.1604in"/>
    </style:style>
    <style:style style:name="Table6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6.B1" style:family="table-cell">
      <style:table-cell-properties fo:padding="0.0382in" fo:border-left="none" fo:border-right="0.05pt solid #000000" fo:border-top="0.05pt solid #000000" fo:border-bottom="none"/>
    </style:style>
    <style:style style:name="Table6.A2" style:family="table-cell">
      <style:table-cell-properties fo:padding="0.0382in" fo:border-left="0.05pt solid #000000" fo:border-right="none" fo:border-top="none" fo:border-bottom="none"/>
    </style:style>
    <style:style style:name="Table6.B2" style:family="table-cell">
      <style:table-cell-properties fo:padding="0.0382in" fo:border-left="none" fo:border-right="0.05pt solid #000000" fo:border-top="none" fo:border-bottom="none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none" fo:border-right="0.05pt solid #000000" fo:border-top="none" fo:border-bottom="0.05pt solid #000000"/>
    </style:style>
    <style:style style:name="Table1" style:family="table">
      <style:table-properties style:width="4.0313in" table:align="left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3.1604in"/>
    </style:style>
    <style:style style:name="Table1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none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7" style:family="table">
      <style:table-properties style:width="4.0417in" table:align="left"/>
    </style:style>
    <style:style style:name="Table7.A" style:family="table-column">
      <style:table-column-properties style:column-width="0.9361in"/>
    </style:style>
    <style:style style:name="Table7.B" style:family="table-column">
      <style:table-column-properties style:column-width="3.1056in"/>
    </style:style>
    <style:style style:name="Table7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7.B1" style:family="table-cell">
      <style:table-cell-properties fo:padding="0.0382in" fo:border-left="none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none"/>
    </style:style>
    <style:style style:name="Table7.B2" style:family="table-cell">
      <style:table-cell-properties fo:padding="0.0382in" fo:border-left="none" fo:border-right="0.05pt solid #000000" fo:border-top="none" fo:border-bottom="none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none" fo:border-right="0.05pt solid #000000" fo:border-top="none" fo:border-bottom="0.05pt solid #000000"/>
    </style:style>
    <style:style style:name="Table16" style:family="table">
      <style:table-properties style:width="4.0417in" table:align="left"/>
    </style:style>
    <style:style style:name="Table16.A" style:family="table-column">
      <style:table-column-properties style:column-width="0.9361in"/>
    </style:style>
    <style:style style:name="Table16.B" style:family="table-column">
      <style:table-column-properties style:column-width="3.1056in"/>
    </style:style>
    <style:style style:name="Table16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6.B1" style:family="table-cell">
      <style:table-cell-properties fo:padding="0.0382in" fo:border-left="none" fo:border-right="0.05pt solid #000000" fo:border-top="0.05pt solid #000000" fo:border-bottom="none"/>
    </style:style>
    <style:style style:name="Table16.A2" style:family="table-cell">
      <style:table-cell-properties fo:padding="0.0382in" fo:border-left="0.05pt solid #000000" fo:border-right="none" fo:border-top="none" fo:border-bottom="none"/>
    </style:style>
    <style:style style:name="Table16.B2" style:family="table-cell">
      <style:table-cell-properties fo:padding="0.0382in" fo:border-left="none" fo:border-right="0.05pt solid #000000" fo:border-top="none" fo:border-bottom="none"/>
    </style:style>
    <style:style style:name="Table16.A3" style:family="table-cell">
      <style:table-cell-properties fo:padding="0.0382in" fo:border-left="0.05pt solid #000000" fo:border-right="none" fo:border-top="none" fo:border-bottom="0.05pt solid #000000"/>
    </style:style>
    <style:style style:name="Table16.B3" style:family="table-cell">
      <style:table-cell-properties fo:padding="0.0382in" fo:border-left="none" fo:border-right="0.05pt solid #000000" fo:border-top="none" fo:border-bottom="0.05pt solid #000000"/>
    </style:style>
    <style:style style:name="Table17" style:family="table">
      <style:table-properties style:width="4.0417in" table:align="left"/>
    </style:style>
    <style:style style:name="Table17.A" style:family="table-column">
      <style:table-column-properties style:column-width="0.9361in"/>
    </style:style>
    <style:style style:name="Table17.B" style:family="table-column">
      <style:table-column-properties style:column-width="3.1056in"/>
    </style:style>
    <style:style style:name="Table17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7.B1" style:family="table-cell">
      <style:table-cell-properties fo:padding="0.0382in" fo:border-left="none" fo:border-right="0.05pt solid #000000" fo:border-top="0.05pt solid #000000" fo:border-bottom="none"/>
    </style:style>
    <style:style style:name="Table17.A2" style:family="table-cell">
      <style:table-cell-properties fo:padding="0.0382in" fo:border-left="0.05pt solid #000000" fo:border-right="none" fo:border-top="none" fo:border-bottom="none"/>
    </style:style>
    <style:style style:name="Table17.B2" style:family="table-cell">
      <style:table-cell-properties fo:padding="0.0382in" fo:border-left="none" fo:border-right="0.05pt solid #000000" fo:border-top="none" fo:border-bottom="none"/>
    </style:style>
    <style:style style:name="Table17.A3" style:family="table-cell">
      <style:table-cell-properties fo:padding="0.0382in" fo:border-left="0.05pt solid #000000" fo:border-right="none" fo:border-top="none" fo:border-bottom="0.05pt solid #000000"/>
    </style:style>
    <style:style style:name="Table17.B3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Pericles" fo:font-weight="bold" style:font-weight-asian="bold" style:font-weight-complex="bold"/>
    </style:style>
    <style:style style:name="P2" style:family="paragraph" style:parent-style-name="Standard">
      <style:text-properties style:font-name="Pericles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P3" style:family="paragraph" style:parent-style-name="Standard">
      <style:text-properties style:font-name="Pericles" fo:font-size="8pt" fo:font-style="italic" style:text-underline-style="none" fo:font-weight="bold" officeooo:rsid="001718ad" officeooo:paragraph-rsid="001718ad" style:font-size-asian="8pt" style:font-style-asian="italic" style:font-weight-asian="bold" style:font-size-complex="8pt" style:font-style-complex="italic" style:font-weight-complex="bold"/>
    </style:style>
    <style:style style:name="P4" style:family="paragraph" style:parent-style-name="Standard">
      <style:text-properties style:font-name="Pericles" fo:font-size="8pt" fo:font-style="italic" style:text-underline-style="none" fo:font-weight="bold" officeooo:paragraph-rsid="001a3ed4" style:font-size-asian="8pt" style:font-style-asian="italic" style:font-weight-asian="bold" style:font-size-complex="8pt" style:font-style-complex="italic" style:font-weight-complex="bold"/>
    </style:style>
    <style:style style:name="P5" style:family="paragraph" style:parent-style-name="Standard">
      <style:text-properties style:font-name="Pericles" fo:font-size="8pt" fo:font-style="italic" style:text-underline-style="none" fo:font-weight="bold" officeooo:paragraph-rsid="001cab4f" style:font-size-asian="8pt" style:font-style-asian="italic" style:font-weight-asian="bold" style:font-size-complex="8pt" style:font-style-complex="italic" style:font-weight-complex="bold"/>
    </style:style>
    <style:style style:name="P6" style:family="paragraph" style:parent-style-name="Standard"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Pericles" fo:font-size="10pt" fo:font-weight="normal" officeooo:paragraph-rsid="001718ad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Pericles" fo:font-size="10pt" fo:font-weight="normal" officeooo:paragraph-rsid="001a3ed4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Pericles" fo:font-size="10pt" fo:font-weight="normal" officeooo:paragraph-rsid="001cab4f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Pericles" fo:font-size="10pt" fo:font-weight="bold" officeooo:paragraph-rsid="001cab4f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Pericles" fo:font-size="10pt" style:font-size-asian="10pt" style:font-size-complex="10pt"/>
    </style:style>
    <style:style style:name="P12" style:family="paragraph" style:parent-style-name="Table_20_Contents">
      <style:text-properties style:font-name="Pericles" fo:font-size="10pt" officeooo:paragraph-rsid="001718ad" style:font-size-asian="10pt" style:font-size-complex="10pt"/>
    </style:style>
    <style:style style:name="P13" style:family="paragraph" style:parent-style-name="Table_20_Contents">
      <style:text-properties style:font-name="Pericles" fo:font-size="10pt" officeooo:paragraph-rsid="001a3ed4" style:font-size-asian="10pt" style:font-size-complex="10pt"/>
    </style:style>
    <style:style style:name="P14" style:family="paragraph" style:parent-style-name="Table_20_Contents">
      <style:text-properties style:font-name="Pericles" fo:font-size="10pt" officeooo:paragraph-rsid="001cab4f" style:font-size-asian="10pt" style:font-size-complex="10pt"/>
    </style:style>
    <style:style style:name="P15" style:family="paragraph" style:parent-style-name="Table_20_Contents">
      <style:text-properties style:font-name="Pericles" fo:font-size="7pt" style:font-size-asian="7pt" style:font-size-complex="7pt"/>
    </style:style>
    <style:style style:name="P16" style:family="paragraph" style:parent-style-name="Table_20_Contents">
      <style:text-properties style:font-name="Pericles" fo:font-size="7pt" officeooo:paragraph-rsid="001718ad" style:font-size-asian="7pt" style:font-size-complex="7pt"/>
    </style:style>
    <style:style style:name="P17" style:family="paragraph" style:parent-style-name="Table_20_Contents">
      <style:text-properties style:font-name="Pericles" fo:font-size="7pt" officeooo:paragraph-rsid="001a3ed4" style:font-size-asian="7pt" style:font-size-complex="7pt"/>
    </style:style>
    <style:style style:name="P18" style:family="paragraph" style:parent-style-name="Table_20_Contents">
      <style:text-properties style:font-name="Pericles" fo:font-size="7pt" officeooo:paragraph-rsid="001cab4f" style:font-size-asian="7pt" style:font-size-complex="7pt"/>
    </style:style>
    <style:style style:name="P19" style:family="paragraph" style:parent-style-name="Table_20_Contents">
      <style:text-properties style:font-name="Pericles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Table_20_Contents">
      <style:text-properties style:font-name="Pericles" fo:font-size="8pt" style:text-underline-style="solid" style:text-underline-width="auto" style:text-underline-color="font-color" officeooo:rsid="001ea7b9" officeooo:paragraph-rsid="001ea7b9" style:font-size-asian="8pt" style:font-size-complex="8pt"/>
    </style:style>
    <style:style style:name="P21" style:family="paragraph" style:parent-style-name="Table_20_Contents">
      <style:text-properties style:font-name="Pericles" fo:font-size="8pt" fo:font-style="italic" style:text-underline-style="none" style:font-size-asian="8pt" style:font-style-asian="italic" style:font-size-complex="8pt" style:font-style-complex="italic"/>
    </style:style>
    <style:style style:name="P22" style:family="paragraph" style:parent-style-name="Table_20_Contents">
      <style:text-properties style:font-name="Pericles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P23" style:family="paragraph" style:parent-style-name="Table_20_Contents">
      <style:text-properties style:font-name="Pericles" fo:font-size="8pt" fo:font-style="italic" style:text-underline-style="solid" style:text-underline-width="auto" style:text-underline-color="font-color" officeooo:rsid="001718ad" officeooo:paragraph-rsid="001718ad" style:font-size-asian="8pt" style:font-style-asian="italic" style:font-size-complex="8pt" style:font-style-complex="italic"/>
    </style:style>
    <style:style style:name="P24" style:family="paragraph" style:parent-style-name="Table_20_Contents">
      <style:text-properties style:font-name="Pericles" fo:font-size="8pt" fo:font-style="italic" style:text-underline-style="solid" style:text-underline-width="auto" style:text-underline-color="font-color" officeooo:paragraph-rsid="001a3ed4" style:font-size-asian="8pt" style:font-style-asian="italic" style:font-size-complex="8pt" style:font-style-complex="italic"/>
    </style:style>
    <style:style style:name="P25" style:family="paragraph" style:parent-style-name="Table_20_Contents">
      <style:text-properties style:font-name="Pericles" fo:font-size="8pt" fo:font-style="normal" style:text-underline-style="solid" style:text-underline-width="auto" style:text-underline-color="font-color" style:font-size-asian="8pt" style:font-style-asian="normal" style:font-size-complex="8pt" style:font-style-complex="normal"/>
    </style:style>
    <style:style style:name="P26" style:family="paragraph" style:parent-style-name="Table_20_Contents">
      <style:text-properties style:font-name="Pericles" fo:font-size="8pt" fo:font-style="normal" style:text-underline-style="solid" style:text-underline-width="auto" style:text-underline-color="font-color" officeooo:paragraph-rsid="001a3ed4" style:font-size-asian="8pt" style:font-style-asian="normal" style:font-size-complex="8pt" style:font-style-complex="normal"/>
    </style:style>
    <style:style style:name="P27" style:family="paragraph" style:parent-style-name="Table_20_Contents">
      <style:text-properties style:font-name="Pericles" fo:font-size="8pt" fo:font-style="normal" style:text-underline-style="solid" style:text-underline-width="auto" style:text-underline-color="font-color" officeooo:paragraph-rsid="001cab4f" style:font-size-asian="8pt" style:font-style-asian="normal" style:font-size-complex="8pt" style:font-style-complex="normal"/>
    </style:style>
    <style:style style:name="P28" style:family="paragraph" style:parent-style-name="Table_20_Contents">
      <style:text-properties style:font-name="Pericles" fo:font-size="8pt" fo:font-style="normal" style:text-underline-style="solid" style:text-underline-width="auto" style:text-underline-color="font-color" officeooo:rsid="001cab4f" officeooo:paragraph-rsid="001cab4f" style:font-size-asian="8pt" style:font-style-asian="normal" style:font-size-complex="8pt" style:font-style-complex="normal"/>
    </style:style>
    <style:style style:name="P29" style:family="paragraph" style:parent-style-name="Table_20_Contents">
      <style:text-properties style:font-name="Pericles" fo:font-size="8pt" fo:font-style="normal" style:text-underline-style="none" officeooo:paragraph-rsid="001cab4f" style:font-size-asian="8pt" style:font-style-asian="normal" style:font-size-complex="8pt" style:font-style-complex="normal"/>
    </style:style>
    <style:style style:name="P30" style:family="paragraph" style:parent-style-name="Table_20_Contents">
      <style:text-properties style:font-name="Pericles" fo:font-size="8pt" style:font-size-asian="8pt" style:font-size-complex="8pt"/>
    </style:style>
    <style:style style:name="P31" style:family="paragraph" style:parent-style-name="Table_20_Contents">
      <style:text-properties style:font-name="Pericles" fo:font-size="10pt" officeooo:paragraph-rsid="001fede4" style:font-size-asian="10pt" style:font-size-complex="10pt"/>
    </style:style>
    <style:style style:name="P32" style:family="paragraph" style:parent-style-name="Table_20_Contents">
      <style:text-properties style:font-name="Pericles" fo:font-size="10pt" officeooo:paragraph-rsid="00247fe8" style:font-size-asian="10pt" style:font-size-complex="10pt"/>
    </style:style>
    <style:style style:name="P33" style:family="paragraph" style:parent-style-name="Table_20_Contents">
      <style:text-properties style:font-name="Pericles" fo:font-size="7pt" officeooo:paragraph-rsid="001fede4" style:font-size-asian="7pt" style:font-size-complex="7pt"/>
    </style:style>
    <style:style style:name="P34" style:family="paragraph" style:parent-style-name="Table_20_Contents">
      <style:text-properties style:font-name="Pericles" fo:font-size="7pt" officeooo:paragraph-rsid="00247fe8" style:font-size-asian="7pt" style:font-size-complex="7pt"/>
    </style:style>
    <style:style style:name="P35" style:family="paragraph" style:parent-style-name="Table_20_Contents">
      <style:text-properties style:font-name="Pericles" fo:font-size="8pt" style:text-underline-style="solid" style:text-underline-width="auto" style:text-underline-color="font-color" officeooo:rsid="001fede4" officeooo:paragraph-rsid="001fede4" style:font-size-asian="8pt" style:font-size-complex="8pt"/>
    </style:style>
    <style:style style:name="P36" style:family="paragraph" style:parent-style-name="Table_20_Contents">
      <style:text-properties style:font-name="Pericles" fo:font-size="8pt" style:text-underline-style="solid" style:text-underline-width="auto" style:text-underline-color="font-color" officeooo:rsid="001fede4" officeooo:paragraph-rsid="00247fe8" style:font-size-asian="8pt" style:font-size-complex="8pt"/>
    </style:style>
    <style:style style:name="P37" style:family="paragraph" style:parent-style-name="Table_20_Contents">
      <style:text-properties style:font-name="Pericles" fo:font-size="8pt" style:text-underline-style="solid" style:text-underline-width="auto" style:text-underline-color="font-color" officeooo:rsid="0024dac1" officeooo:paragraph-rsid="0024dac1" style:font-size-asian="8pt" style:font-size-complex="8pt"/>
    </style:style>
    <style:style style:name="P38" style:family="paragraph" style:parent-style-name="Table_20_Contents">
      <style:text-properties style:font-name="Pericles" fo:font-size="8pt" style:text-underline-style="solid" style:text-underline-width="auto" style:text-underline-color="font-color" officeooo:rsid="0024dac1" officeooo:paragraph-rsid="00262a52" style:font-size-asian="8pt" style:font-size-complex="8pt"/>
    </style:style>
    <style:style style:name="P39" style:family="paragraph" style:parent-style-name="Table_20_Contents">
      <style:text-properties style:font-name="Pericles" fo:font-size="8pt" style:text-underline-style="solid" style:text-underline-width="auto" style:text-underline-color="font-color" officeooo:rsid="00262a52" officeooo:paragraph-rsid="00262a52" style:font-size-asian="8pt" style:font-size-complex="8pt"/>
    </style:style>
    <style:style style:name="P40" style:family="paragraph" style:parent-style-name="Table_20_Contents">
      <style:text-properties style:font-name="Pericles" fo:font-size="8pt" fo:font-style="italic" style:text-underline-style="none" officeooo:paragraph-rsid="001fede4" style:font-size-asian="8pt" style:font-style-asian="italic" style:font-size-complex="8pt" style:font-style-complex="italic"/>
    </style:style>
    <style:style style:name="P41" style:family="paragraph" style:parent-style-name="Table_20_Contents">
      <style:text-properties style:font-name="Pericles" fo:font-size="8pt" fo:font-style="italic" style:text-underline-style="none" officeooo:paragraph-rsid="00247fe8" style:font-size-asian="8pt" style:font-style-asian="italic" style:font-size-complex="8pt" style:font-style-complex="italic"/>
    </style:style>
    <style:style style:name="P42" style:family="paragraph" style:parent-style-name="Standard"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43" style:family="paragraph" style:parent-style-name="Standard">
      <style:text-properties style:font-name="Pericles" fo:font-size="10pt" fo:font-weight="normal" officeooo:paragraph-rsid="001fede4" style:font-size-asian="10pt" style:font-weight-asian="normal" style:font-size-complex="10pt" style:font-weight-complex="normal"/>
    </style:style>
    <style:style style:name="P44" style:family="paragraph" style:parent-style-name="Standard">
      <style:text-properties style:font-name="Pericles" fo:font-size="10pt" fo:font-weight="normal" officeooo:paragraph-rsid="00247fe8" style:font-size-asian="10pt" style:font-weight-asian="normal" style:font-size-complex="10pt" style:font-weight-complex="normal"/>
    </style:style>
    <style:style style:name="P45" style:family="paragraph" style:parent-style-name="Standard">
      <style:text-properties style:font-name="Pericles" fo:font-size="8pt" fo:font-style="italic" style:text-underline-style="none" fo:font-weight="bold" officeooo:rsid="001fede4" officeooo:paragraph-rsid="001fede4" style:font-size-asian="8pt" style:font-style-asian="italic" style:font-weight-asian="bold" style:font-size-complex="8pt" style:font-style-complex="italic" style:font-weight-complex="bold"/>
    </style:style>
    <style:style style:name="P46" style:family="paragraph" style:parent-style-name="Standard">
      <style:text-properties style:font-name="Pericles" fo:font-size="8pt" fo:font-style="italic" style:text-underline-style="none" fo:font-weight="bold" officeooo:rsid="001fede4" officeooo:paragraph-rsid="00247fe8" style:font-size-asian="8pt" style:font-style-asian="italic" style:font-weight-asian="bold" style:font-size-complex="8pt" style:font-style-complex="italic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718ad" style:font-size-asian="10pt" style:font-size-complex="10pt"/>
    </style:style>
    <style:style style:name="T3" style:family="text">
      <style:text-properties fo:font-size="10pt" officeooo:rsid="001a3ed4" style:font-size-asian="10pt" style:font-size-complex="10pt"/>
    </style:style>
    <style:style style:name="T4" style:family="text">
      <style:text-properties fo:font-size="10pt" officeooo:rsid="001cab4f" style:font-size-asian="10pt" style:font-size-complex="10pt"/>
    </style:style>
    <style:style style:name="T5" style:family="text">
      <style:text-properties fo:font-size="10pt" officeooo:rsid="001d91d8" style:font-size-asian="10pt" style:font-size-complex="10pt"/>
    </style:style>
    <style:style style:name="T6" style:family="text">
      <style:text-properties fo:font-size="10pt" officeooo:rsid="001fede4" style:font-size-asian="10pt" style:font-size-complex="10pt"/>
    </style:style>
    <style:style style:name="T7" style:family="text">
      <style:text-properties fo:font-size="10pt" officeooo:rsid="0021ced6" style:font-size-asian="10pt" style:font-size-complex="10pt"/>
    </style:style>
    <style:style style:name="T8" style:family="text">
      <style:text-properties fo:font-size="10pt" officeooo:rsid="00237ce6" style:font-size-asian="10pt" style:font-size-complex="10pt"/>
    </style:style>
    <style:style style:name="T9" style:family="text">
      <style:text-properties fo:font-size="10pt" officeooo:rsid="00247fe8" style:font-size-asian="10pt" style:font-size-complex="10pt"/>
    </style:style>
    <style:style style:name="T10" style:family="text">
      <style:text-properties fo:font-size="10pt" officeooo:rsid="00253962" style:font-size-asian="10pt" style:font-size-complex="10pt"/>
    </style:style>
    <style:style style:name="T11" style:family="text">
      <style:text-properties fo:font-size="10pt" officeooo:rsid="00262a52" style:font-size-asian="10pt" style:font-size-complex="10pt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1718ad" style:font-size-asian="10pt" style:font-weight-asian="normal" style:font-size-complex="10pt" style:font-weight-complex="normal"/>
    </style:style>
    <style:style style:name="T14" style:family="text">
      <style:text-properties fo:font-size="10pt" fo:font-weight="normal" officeooo:rsid="001cab4f" style:font-size-asian="10pt" style:font-weight-asian="normal" style:font-size-complex="10pt" style:font-weight-complex="normal"/>
    </style:style>
    <style:style style:name="T15" style:family="text">
      <style:text-properties fo:font-size="10pt" fo:font-weight="normal" officeooo:rsid="001fede4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0247fe8" style:font-size-asian="10pt" style:font-weight-asian="normal" style:font-size-complex="10pt" style:font-weight-complex="normal"/>
    </style:style>
    <style:style style:name="T17" style:family="text">
      <style:text-properties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18" style:family="text"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none" officeooo:rsid="001718ad" style:font-style-asian="normal" style:font-style-complex="normal"/>
    </style:style>
    <style:style style:name="T21" style:family="text">
      <style:text-properties fo:font-style="normal" style:text-underline-style="none" officeooo:rsid="0018d4c9" style:font-style-asian="normal" style:font-style-complex="normal"/>
    </style:style>
    <style:style style:name="T22" style:family="text">
      <style:text-properties fo:font-style="normal" style:text-underline-style="none" officeooo:rsid="001a3ed4" style:font-style-asian="normal" style:font-style-complex="normal"/>
    </style:style>
    <style:style style:name="T23" style:family="text">
      <style:text-properties fo:font-style="normal" style:text-underline-style="none" officeooo:rsid="001cab4f" style:font-style-asian="normal" style:font-style-complex="normal"/>
    </style:style>
    <style:style style:name="T24" style:family="text">
      <style:text-properties fo:font-style="normal" style:text-underline-style="none" officeooo:rsid="001e4822" style:font-style-asian="normal" style:font-style-complex="normal"/>
    </style:style>
    <style:style style:name="T25" style:family="text">
      <style:text-properties fo:font-style="normal" style:text-underline-style="none" officeooo:rsid="001fede4" style:font-style-asian="normal" style:font-style-complex="normal"/>
    </style:style>
    <style:style style:name="T26" style:family="text">
      <style:text-properties fo:font-style="normal" style:text-underline-style="none" officeooo:rsid="00247fe8" style:font-style-asian="normal" style:font-style-complex="normal"/>
    </style:style>
    <style:style style:name="T27" style:family="text">
      <style:text-properties fo:font-style="normal" style:text-underline-style="none" officeooo:rsid="0024dac1" style:font-style-asian="normal" style:font-style-complex="normal"/>
    </style:style>
    <style:style style:name="T28" style:family="text">
      <style:text-properties fo:font-style="normal" style:text-underline-style="none" officeooo:rsid="00253962" style:font-style-asian="normal" style:font-style-complex="normal"/>
    </style:style>
    <style:style style:name="T29" style:family="text">
      <style:text-properties fo:font-style="normal" style:text-underline-style="none" officeooo:rsid="00262a52" style:font-style-asian="normal" style:font-style-complex="normal"/>
    </style:style>
    <style:style style:name="T30" style:family="text">
      <style:text-properties fo:font-style="normal" style:text-underline-style="none" officeooo:rsid="002297d8" style:font-size-asian="8.75pt" style:font-style-asian="normal" style:font-style-complex="normal"/>
    </style:style>
    <style:style style:name="T31" style:family="text">
      <style:text-properties fo:font-style="normal" style:text-underline-style="none" fo:font-weight="bold" officeooo:rsid="00247fe8" style:font-style-asian="normal" style:font-weight-asian="bold" style:font-style-complex="normal" style:font-weight-complex="bold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officeooo:rsid="0018d4c9"/>
    </style:style>
    <style:style style:name="T37" style:family="text">
      <style:text-properties fo:font-style="italic" style:text-underline-style="none" style:font-style-asian="italic" style:font-style-complex="italic"/>
    </style:style>
    <style:style style:name="T38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39" style:family="text">
      <style:text-properties style:text-line-through-style="none" style:text-line-through-type="none" fo:font-style="normal" style:font-style-asian="normal" style:font-style-complex="normal"/>
    </style:style>
    <style:style style:name="T40" style:family="text">
      <style:text-properties officeooo:rsid="001a3ed4"/>
    </style:style>
    <style:style style:name="T41" style:family="text">
      <style:text-properties officeooo:rsid="001bdfe1"/>
    </style:style>
    <style:style style:name="T42" style:family="text">
      <style:text-properties officeooo:rsid="001cab4f"/>
    </style:style>
    <style:style style:name="T43" style:family="text">
      <style:text-properties officeooo:rsid="0018d4c9"/>
    </style:style>
    <style:style style:name="T44" style:family="text">
      <style:text-properties officeooo:rsid="00247f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asts of Anthis</text:p>
      <text:p text:style-name="P6"/>
      <text:p text:style-name="P6">This is a starting list of creatures in a shorthand format for easy reference. Currently, these creatures are scaled for level 1-3 heroes. Most creatures here could be leveled up for tougher encounters.</text:p>
      <text:p text:style-name="P6"/>
      <text:p text:style-name="P6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">Beetle, Summoned</text:p>
          </table:table-cell>
          <table:table-cell table:style-name="Table12.B1" office:value-type="string">
            <text:p text:style-name="P6"><text:span text:style-name="T17">M</text:span><text:span text:style-name="T18"> </text:span><text:span text:style-name="T19">12|</text:span><text:span text:style-name="T17">S</text:span><text:span text:style-name="T19"> 8|</text:span><text:span text:style-name="T17">R</text:span><text:span text:style-name="T19"> 8|</text:span><text:span text:style-name="T17">T</text:span><text:span text:style-name="T19"> 16|</text:span><text:span text:style-name="T17">W</text:span><text:span text:style-name="T19"> 2|</text:span><text:span text:style-name="T17">P</text:span><text:span text:style-name="T19"> 4|</text:span><text:span text:style-name="T17">C</text:span><text:span text:style-name="T19"> 2</text:span></text:p>
          </table:table-cell>
        </table:table-row>
        <table:table-row>
          <table:table-cell table:style-name="Table12.A2" office:value-type="string">
            <text:p text:style-name="P11"/>
          </table:table-cell>
          <table:table-cell table:style-name="Table12.B2" office:value-type="string">
            <text:p text:style-name="P15"><text:span text:style-name="T34">CV</text:span><text:span text:style-name="T1"> 12|</text:span><text:span text:style-name="T34">mv</text:span><text:span text:style-name="T1"> 5|</text:span><text:span text:style-name="T34">ini </text:span><text:span text:style-name="T12">-1</text:span><text:span text:style-name="T1">|</text:span><text:span text:style-name="T34">HP</text:span><text:span text:style-name="T1"> 28(7)|</text:span><text:span text:style-name="T34">AV</text:span><text:span text:style-name="T1"> 3333|</text:span><text:span text:style-name="T34">DG</text:span><text:span text:style-name="T1"> 2d6</text:span></text:p>
          </table:table-cell>
        </table:table-row>
        <table:table-row>
          <table:table-cell table:style-name="Table12.A3" office:value-type="string">
            <text:p text:style-name="P11"/>
          </table:table-cell>
          <table:table-cell table:style-name="Table12.B3" office:value-type="string">
            <text:p text:style-name="P22"><text:span text:style-name="T32">Weak Spot</text:span><text:span text:style-name="T19"> – Attacks to the underside of this creature penetrate armor</text:span></text:p>
          </table:table-cell>
        </table:table-row>
      </table:table>
      <text:p text:style-name="P6"/>
      <text:p text:style-name="P8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4"><text:span text:style-name="T40">Centipede</text:span>, <text:span text:style-name="T41">Giant</text:span></text:p>
          </table:table-cell>
          <table:table-cell table:style-name="Table14.B1" office:value-type="string">
            <text:p text:style-name="P8"><text:span text:style-name="T17">M</text:span><text:span text:style-name="T18"> </text:span><text:span text:style-name="T22">4</text:span><text:span text:style-name="T19">|</text:span><text:span text:style-name="T17">S</text:span><text:span text:style-name="T19"> </text:span><text:span text:style-name="T22">10</text:span><text:span text:style-name="T19">|</text:span><text:span text:style-name="T17">R</text:span><text:span text:style-name="T19"> </text:span><text:span text:style-name="T22">10</text:span><text:span text:style-name="T19">|</text:span><text:span text:style-name="T17">T</text:span><text:span text:style-name="T19"> </text:span><text:span text:style-name="T22">6</text:span><text:span text:style-name="T19">|</text:span><text:span text:style-name="T17">W</text:span><text:span text:style-name="T19"> 2|</text:span><text:span text:style-name="T17">P</text:span><text:span text:style-name="T19"> </text:span><text:span text:style-name="T22">2</text:span><text:span text:style-name="T19">|</text:span><text:span text:style-name="T17">C</text:span><text:span text:style-name="T19"> 2</text:span></text:p>
          </table:table-cell>
        </table:table-row>
        <table:table-row>
          <table:table-cell table:style-name="Table14.A2" office:value-type="string">
            <text:p text:style-name="P13"/>
          </table:table-cell>
          <table:table-cell table:style-name="Table14.B2" office:value-type="string">
            <text:p text:style-name="P17"><text:span text:style-name="T34">CV</text:span><text:span text:style-name="T1"> </text:span><text:span text:style-name="T3">7</text:span><text:span text:style-name="T1">|</text:span><text:span text:style-name="T34">mv</text:span><text:span text:style-name="T1"> </text:span><text:span text:style-name="T3">7</text:span><text:span text:style-name="T1">|</text:span><text:span text:style-name="T34">ini </text:span><text:span text:style-name="T12">-1</text:span><text:span text:style-name="T1">|</text:span><text:span text:style-name="T34">HP</text:span><text:span text:style-name="T1"> </text:span><text:span text:style-name="T3">9(</text:span><text:span text:style-name="T5">3</text:span><text:span text:style-name="T3">)</text:span><text:span text:style-name="T1">|</text:span><text:span text:style-name="T34">AV</text:span><text:span text:style-name="T1"> </text:span><text:span text:style-name="T4">1111</text:span><text:span text:style-name="T1">|</text:span><text:span text:style-name="T34">DG</text:span><text:span text:style-name="T1"> </text:span><text:span text:style-name="T3">2d4-1</text:span></text:p>
          </table:table-cell>
        </table:table-row>
        <table:table-row>
          <table:table-cell table:style-name="Table14.A3" office:value-type="string">
            <text:p text:style-name="P13"/>
          </table:table-cell>
          <table:table-cell table:style-name="Table14.B3" office:value-type="string">
            <text:p text:style-name="P26">Envenomed<text:span text:style-name="T35"> – Toughness 14 or take extra 1d4 damage and chill</text:span><text:span text:style-name="T36">(1)</text:span></text:p>
            <text:p text:style-name="P26">Minion<text:span text:style-name="T35"> – Any damage that causes a wound kills this creature</text:span></text:p>
            <text:p text:style-name="P24"><text:span text:style-name="T32">Nimble</text:span><text:span text:style-name="T19"> – This creature is small and quick and gets +2 defense (def 9)</text:span></text:p>
          </table:table-cell>
        </table:table-row>
      </table:table>
      <text:p text:style-name="P8"/>
      <text:p text:style-name="P9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"><text:span text:style-name="T40">Centipede</text:span>, <text:span text:style-name="T42">Shadow</text:span></text:p>
          </table:table-cell>
          <table:table-cell table:style-name="Table15.B1" office:value-type="string">
            <text:p text:style-name="P9"><text:span text:style-name="T17">M </text:span><text:span text:style-name="T23">8</text:span><text:span text:style-name="T19">|</text:span><text:span text:style-name="T17">S</text:span><text:span text:style-name="T19"> </text:span><text:span text:style-name="T23">10</text:span><text:span text:style-name="T19">|</text:span><text:span text:style-name="T17">R</text:span><text:span text:style-name="T19"> </text:span><text:span text:style-name="T23">12</text:span><text:span text:style-name="T19">|</text:span><text:span text:style-name="T17">T</text:span><text:span text:style-name="T19"> </text:span><text:span text:style-name="T23">10</text:span><text:span text:style-name="T19">|</text:span><text:span text:style-name="T17">W</text:span><text:span text:style-name="T19"> </text:span><text:span text:style-name="T23">4</text:span><text:span text:style-name="T19">|</text:span><text:span text:style-name="T17">P</text:span><text:span text:style-name="T19"> </text:span><text:span text:style-name="T23">8</text:span><text:span text:style-name="T19">|</text:span><text:span text:style-name="T17">C</text:span><text:span text:style-name="T19"> 2</text:span></text:p>
          </table:table-cell>
        </table:table-row>
        <table:table-row>
          <table:table-cell table:style-name="Table15.A2" office:value-type="string">
            <text:p text:style-name="P14"/>
          </table:table-cell>
          <table:table-cell table:style-name="Table15.B2" office:value-type="string">
            <text:p text:style-name="P18"><text:span text:style-name="T34">CV</text:span><text:span text:style-name="T1"> </text:span><text:span text:style-name="T4">10</text:span><text:span text:style-name="T1">|</text:span><text:span text:style-name="T34">mv</text:span><text:span text:style-name="T1"> </text:span><text:span text:style-name="T4">6</text:span><text:span text:style-name="T1">|</text:span><text:span text:style-name="T34">ini </text:span><text:span text:style-name="T14">0</text:span><text:span text:style-name="T1">|</text:span><text:span text:style-name="T34">HP</text:span><text:span text:style-name="T1"> </text:span><text:span text:style-name="T4">16(4)</text:span><text:span text:style-name="T1">|</text:span><text:span text:style-name="T34">AV</text:span><text:span text:style-name="T1"> </text:span><text:span text:style-name="T3">2222</text:span><text:span text:style-name="T1">|</text:span><text:span text:style-name="T34">DG</text:span><text:span text:style-name="T1"> </text:span><text:span text:style-name="T3">2d4</text:span><text:span text:style-name="T4">+1</text:span></text:p>
          </table:table-cell>
        </table:table-row>
        <table:table-row>
          <table:table-cell table:style-name="Table15.A3" office:value-type="string">
            <text:p text:style-name="P14"/>
          </table:table-cell>
          <table:table-cell table:style-name="Table15.B3" office:value-type="string">
            <text:p text:style-name="P27">Envenomed<text:span text:style-name="T35"> – Toughness 14 or take extra 1d4 damage and chill</text:span><text:span text:style-name="T36">(1)</text:span></text:p>
            <text:p text:style-name="P28">Molting<text:span text:style-name="T35"> – Spend inspiration to shed its skin and return 2d6 hits to itself</text:span></text:p>
            <text:p text:style-name="P28"><text:span text:style-name="T43">T</text:span>oxic Spray<text:span text:style-name="T35"> – Spend an inspiration to spray poison into all adjacent hexes (acts as the envenomed effect above)</text:span></text:p>
            <text:p text:style-name="P29"/>
          </table:table-cell>
        </table:table-row>
      </table:table>
      <text:p text:style-name="P10"/>
      <text:p text:style-name="P10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">Minotaur</text:p>
          </table:table-cell>
          <table:table-cell table:style-name="Table13.B1" office:value-type="string">
            <text:p text:style-name="P7"><text:span text:style-name="T17">M</text:span><text:span text:style-name="T18"> </text:span><text:span text:style-name="T20">20</text:span><text:span text:style-name="T19">|</text:span><text:span text:style-name="T17">S</text:span><text:span text:style-name="T19"> </text:span><text:span text:style-name="T20">12</text:span><text:span text:style-name="T19">|</text:span><text:span text:style-name="T17">R</text:span><text:span text:style-name="T19"> 8|</text:span><text:span text:style-name="T17">T</text:span><text:span text:style-name="T19"> </text:span><text:span text:style-name="T20">30</text:span><text:span text:style-name="T19">|</text:span><text:span text:style-name="T17">W</text:span><text:span text:style-name="T19"> </text:span><text:span text:style-name="T20">8</text:span><text:span text:style-name="T19">|</text:span><text:span text:style-name="T17">P</text:span><text:span text:style-name="T19"> </text:span><text:span text:style-name="T20">12</text:span><text:span text:style-name="T19">|</text:span><text:span text:style-name="T17">C</text:span><text:span text:style-name="T19"> </text:span><text:span text:style-name="T20">6</text:span></text:p>
          </table:table-cell>
        </table:table-row>
        <table:table-row>
          <table:table-cell table:style-name="Table13.A2" office:value-type="string">
            <text:p text:style-name="P12"/>
          </table:table-cell>
          <table:table-cell table:style-name="Table13.B2" office:value-type="string">
            <text:p text:style-name="P16"><text:span text:style-name="T34">CV</text:span><text:span text:style-name="T1"> </text:span><text:span text:style-name="T2">18</text:span><text:span text:style-name="T1">|</text:span><text:span text:style-name="T34">mv</text:span><text:span text:style-name="T1"> </text:span><text:span text:style-name="T2">7</text:span><text:span text:style-name="T1">|</text:span><text:span text:style-name="T34">ini </text:span><text:span text:style-name="T13">+2</text:span><text:span text:style-name="T1">|</text:span><text:span text:style-name="T34">HP</text:span><text:span text:style-name="T1"> </text:span><text:span text:style-name="T2">44(11)</text:span><text:span text:style-name="T1">|</text:span><text:span text:style-name="T34">AV</text:span><text:span text:style-name="T1"> </text:span><text:span text:style-name="T2">2232</text:span><text:span text:style-name="T1">|</text:span><text:span text:style-name="T34">DG</text:span><text:span text:style-name="T1"> </text:span><text:span text:style-name="T2">2d10+2</text:span></text:p>
          </table:table-cell>
        </table:table-row>
        <table:table-row>
          <table:table-cell table:style-name="Table13.A3" office:value-type="string">
            <text:p text:style-name="P12"/>
          </table:table-cell>
          <table:table-cell table:style-name="Table13.B3" office:value-type="string">
            <text:p text:style-name="P23"><text:span text:style-name="T39">Block Breaker</text:span><text:span text:style-name="T38"> – If you block this enemy, he still hits on an 11-12</text:span></text:p>
            <text:p text:style-name="P23"><text:span text:style-name="T39">Gore</text:span><text:span text:style-name="T38"> – If the minotaur charges, he gets a seconds attack at 2d8</text:span></text:p>
            <text:p text:style-name="P23"><text:span text:style-name="T39">Shield Breaker</text:span><text:span text:style-name="T19"> – Breaks shields on 11-12</text:span></text:p>
            <text:p text:style-name="P23"><text:span text:style-name="T33">Tough SoB</text:span><text:span text:style-name="T19"> – Can spend inspiration to ignore wounds</text:span></text:p>
          </table:table-cell>
        </table:table-row>
      </table:table>
      <text:p text:style-name="P7"/>
      <text:p text:style-name="P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">Rat, Giant</text:p>
          </table:table-cell>
          <table:table-cell table:style-name="Table8.B1" office:value-type="string">
            <text:p text:style-name="P6"><text:span text:style-name="T17">M</text:span><text:span text:style-name="T18"> </text:span><text:span text:style-name="T19">4|</text:span><text:span text:style-name="T17">S</text:span><text:span text:style-name="T19"> 12|</text:span><text:span text:style-name="T17">R</text:span><text:span text:style-name="T19"> 12|</text:span><text:span text:style-name="T17">T</text:span><text:span text:style-name="T19"> 4|</text:span><text:span text:style-name="T17">W</text:span><text:span text:style-name="T19"> 2|</text:span><text:span text:style-name="T17">P</text:span><text:span text:style-name="T19"> 4|</text:span><text:span text:style-name="T17">C</text:span><text:span text:style-name="T19"> 4</text:span></text:p>
          </table:table-cell>
        </table:table-row>
        <table:table-row>
          <table:table-cell table:style-name="Table8.A2" office:value-type="string">
            <text:p text:style-name="P11"/>
          </table:table-cell>
          <table:table-cell table:style-name="Table8.B2" office:value-type="string">
            <text:p text:style-name="P15"><text:span text:style-name="T34">CV</text:span><text:span text:style-name="T1"> 7|</text:span><text:span text:style-name="T34">mv</text:span><text:span text:style-name="T1"> 7|</text:span><text:span text:style-name="T34">ini </text:span><text:span text:style-name="T12">+2</text:span><text:span text:style-name="T1">|</text:span><text:span text:style-name="T34">HP</text:span><text:span text:style-name="T1"> 8(2)|</text:span><text:span text:style-name="T34">AV</text:span><text:span text:style-name="T1"> 0000|</text:span><text:span text:style-name="T34">DG</text:span><text:span text:style-name="T1"> 2d4</text:span></text:p>
          </table:table-cell>
        </table:table-row>
        <table:table-row>
          <table:table-cell table:style-name="Table8.A3" office:value-type="string">
            <text:p text:style-name="P11"/>
          </table:table-cell>
          <table:table-cell table:style-name="Table8.B3" office:value-type="string">
            <text:p text:style-name="P22"><text:span text:style-name="T32">Diseased</text:span><text:span text:style-name="T19"> – On a to-hit roll of 12, victim must save toughness 12 or become diseased(2/skill, charisma)</text:span></text:p>
            <text:p text:style-name="P22"><text:span text:style-name="T32">Nimble</text:span><text:span text:style-name="T19"> – This creature is small and quick and gets +2 defense (def 9)</text:span></text:p>
          </table:table-cell>
        </table:table-row>
      </table:table>
      <text:p text:style-name="P6"/>
      <table:table table:name="Table11" table:style-name="Table11">
        <table:table-column table:style-name="Table11.A"/>
        <table:table-column table:style-name="Table11.B"/>
        <text:soft-page-break/>
        <table:table-row>
          <table:table-cell table:style-name="Table11.A1" office:value-type="string">
            <text:p text:style-name="P2">Serpent, Asp</text:p>
          </table:table-cell>
          <table:table-cell table:style-name="Table11.B1" office:value-type="string">
            <text:p text:style-name="P6"><text:span text:style-name="T17">M</text:span><text:span text:style-name="T18"> </text:span><text:span text:style-name="T19">4|</text:span><text:span text:style-name="T17">S</text:span><text:span text:style-name="T19"> 14|</text:span><text:span text:style-name="T17">R</text:span><text:span text:style-name="T19"> 14|</text:span><text:span text:style-name="T17">T</text:span><text:span text:style-name="T19"> 6|</text:span><text:span text:style-name="T17">W</text:span><text:span text:style-name="T19"> 2|</text:span><text:span text:style-name="T17">P</text:span><text:span text:style-name="T19"> 4|</text:span><text:span text:style-name="T17">C</text:span><text:span text:style-name="T19"> 4</text:span></text:p>
          </table:table-cell>
        </table:table-row>
        <table:table-row>
          <table:table-cell table:style-name="Table11.A2" office:value-type="string">
            <text:p text:style-name="P11"/>
          </table:table-cell>
          <table:table-cell table:style-name="Table11.B2" office:value-type="string">
            <text:p text:style-name="P15"><text:span text:style-name="T34">CV</text:span><text:span text:style-name="T1"> 11|</text:span><text:span text:style-name="T34">mv</text:span><text:span text:style-name="T1"> 6|</text:span><text:span text:style-name="T34">ini </text:span><text:span text:style-name="T12">+3</text:span><text:span text:style-name="T1">|</text:span><text:span text:style-name="T34">HP</text:span><text:span text:style-name="T1"> 0(3)|</text:span><text:span text:style-name="T34">AV</text:span><text:span text:style-name="T1"> 3333|</text:span><text:span text:style-name="T34">DG</text:span><text:span text:style-name="T1"> 1d4</text:span></text:p>
          </table:table-cell>
        </table:table-row>
        <table:table-row>
          <table:table-cell table:style-name="Table11.A3" office:value-type="string">
            <text:p text:style-name="P11"/>
          </table:table-cell>
          <table:table-cell table:style-name="Table11.B3" office:value-type="string">
            <text:p text:style-name="P19"><text:span text:style-name="T32">Envenomed</text:span><text:span text:style-name="T19"> – Toughness 14 or take extra 1d4 damage and chill</text:span><text:span text:style-name="T21">(1)</text:span></text:p>
            <text:p text:style-name="P25">Minion<text:span text:style-name="T35"> – Any damage that causes a wound kills this creature</text:span></text:p>
            <text:p text:style-name="P19"><text:span text:style-name="T32">Slither</text:span><text:span text:style-name="T19"> – Stealth 14, can move away after a sneak attack</text:span></text:p>
            <text:p text:style-name="P21"/>
          </table:table-cell>
        </table:table-row>
      </table:table>
      <text:p text:style-name="P6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">Serpent, Giant</text:p>
          </table:table-cell>
          <table:table-cell table:style-name="Table10.B1" office:value-type="string">
            <text:p text:style-name="P6"><text:span text:style-name="T17">M</text:span><text:span text:style-name="T18"> </text:span><text:span text:style-name="T19">16|</text:span><text:span text:style-name="T17">S</text:span><text:span text:style-name="T19"> 12|</text:span><text:span text:style-name="T17">R</text:span><text:span text:style-name="T19"> 12|</text:span><text:span text:style-name="T17">T</text:span><text:span text:style-name="T19"> 20|</text:span><text:span text:style-name="T17">W</text:span><text:span text:style-name="T19"> 6|</text:span><text:span text:style-name="T17">P</text:span><text:span text:style-name="T19"> 14|</text:span><text:span text:style-name="T17">C</text:span><text:span text:style-name="T19"> 6</text:span></text:p>
          </table:table-cell>
        </table:table-row>
        <table:table-row>
          <table:table-cell table:style-name="Table10.A2" office:value-type="string">
            <text:p text:style-name="P11"/>
          </table:table-cell>
          <table:table-cell table:style-name="Table10.B2" office:value-type="string">
            <text:p text:style-name="P15"><text:span text:style-name="T34">CV</text:span><text:span text:style-name="T1"> 16|</text:span><text:span text:style-name="T34">mv</text:span><text:span text:style-name="T1"> 6|</text:span><text:span text:style-name="T34">ini </text:span><text:span text:style-name="T12">+1</text:span><text:span text:style-name="T1">|</text:span><text:span text:style-name="T34">HP</text:span><text:span text:style-name="T1"> 36(9)|</text:span><text:span text:style-name="T34">AV</text:span><text:span text:style-name="T1"> 4444|</text:span><text:span text:style-name="T34">DG</text:span><text:span text:style-name="T1"> 2d8</text:span></text:p>
          </table:table-cell>
        </table:table-row>
        <table:table-row>
          <table:table-cell table:style-name="Table10.A3" office:value-type="string">
            <text:p text:style-name="P11"/>
          </table:table-cell>
          <table:table-cell table:style-name="Table10.B3" office:value-type="string">
            <text:p text:style-name="P19"><text:span text:style-name="T32">Bleeder</text:span><text:span text:style-name="T19"> – Attacks have bleed</text:span><text:span text:style-name="T24">er</text:span><text:span text:style-name="T19">(4)</text:span></text:p>
            <text:p text:style-name="P19"><text:span text:style-name="T32">Envenomed</text:span><text:span text:style-name="T19"> – Toughness 14 or take extra 1d4 damage and chill(</text:span><text:span text:style-name="T24">2</text:span><text:span text:style-name="T19">)</text:span></text:p>
            <text:p text:style-name="P20"><text:span text:style-name="T32">Lunge</text:span><text:span text:style-name="T19"> – Attacks have reach(2)</text:span></text:p>
            <text:p text:style-name="P19"><text:span text:style-name="T32">Hypnotic Gaze</text:span><text:span text:style-name="T19"> – can hypnotize adjacent target who must save power 14</text:span></text:p>
            <text:p text:style-name="P19"><text:span text:style-name="T32">Slither</text:span><text:span text:style-name="T19"> – Stealth 12, can move away after a sneak attack</text:span></text:p>
            <text:p text:style-name="P21"/>
          </table:table-cell>
        </table:table-row>
      </table:table>
      <text:p text:style-name="P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">Serpent, Large</text:p>
          </table:table-cell>
          <table:table-cell table:style-name="Table9.B1" office:value-type="string">
            <text:p text:style-name="P6"><text:span text:style-name="T17">M</text:span><text:span text:style-name="T18"> </text:span><text:span text:style-name="T19">8|</text:span><text:span text:style-name="T17">S</text:span><text:span text:style-name="T19"> 14|</text:span><text:span text:style-name="T17">R</text:span><text:span text:style-name="T19"> 14|</text:span><text:span text:style-name="T17">T</text:span><text:span text:style-name="T19"> 12|</text:span><text:span text:style-name="T17">W</text:span><text:span text:style-name="T19"> 2|</text:span><text:span text:style-name="T17">P</text:span><text:span text:style-name="T19"> 4|</text:span><text:span text:style-name="T17">C</text:span><text:span text:style-name="T19"> 4</text:span></text:p>
          </table:table-cell>
        </table:table-row>
        <table:table-row>
          <table:table-cell table:style-name="Table9.A2" office:value-type="string">
            <text:p text:style-name="P11"/>
          </table:table-cell>
          <table:table-cell table:style-name="Table9.B2" office:value-type="string">
            <text:p text:style-name="P15"><text:span text:style-name="T34">CV</text:span><text:span text:style-name="T1"> 13|</text:span><text:span text:style-name="T34">mv</text:span><text:span text:style-name="T1"> 7|</text:span><text:span text:style-name="T34">ini </text:span><text:span text:style-name="T12">+2</text:span><text:span text:style-name="T1">|</text:span><text:span text:style-name="T34">HP</text:span><text:span text:style-name="T1"> 20(5)|</text:span><text:span text:style-name="T34">AV</text:span><text:span text:style-name="T1"> 3333|</text:span><text:span text:style-name="T34">DG</text:span><text:span text:style-name="T1"> 2d4</text:span></text:p>
          </table:table-cell>
        </table:table-row>
        <table:table-row>
          <table:table-cell table:style-name="Table9.A3" office:value-type="string">
            <text:p text:style-name="P11"/>
          </table:table-cell>
          <table:table-cell table:style-name="Table9.B3" office:value-type="string">
            <text:p text:style-name="P19"><text:span text:style-name="T32">Envenomed</text:span><text:span text:style-name="T19"> – Toughness 14 or take extra 1d4 damage and chill(</text:span><text:span text:style-name="T24">1</text:span><text:span text:style-name="T19">)</text:span></text:p>
            <text:p text:style-name="P20"><text:span text:style-name="T32">Lunge</text:span><text:span text:style-name="T19"> – Attacks have reach(1)</text:span></text:p>
            <text:p text:style-name="P19"><text:span text:style-name="T32">Slither</text:span><text:span text:style-name="T19"> – Stealth 14, can move away after a sneak attack</text:span></text:p>
            <text:p text:style-name="P21"/>
          </table:table-cell>
        </table:table-row>
      </table:table>
      <text:p text:style-name="P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Skeleton, Brittle</text:p>
          </table:table-cell>
          <table:table-cell table:style-name="Table4.B1" office:value-type="string">
            <text:p text:style-name="P6"><text:span text:style-name="T17">M</text:span><text:span text:style-name="T18"> </text:span><text:span text:style-name="T19">8|</text:span><text:span text:style-name="T17">S</text:span><text:span text:style-name="T19"> 12|</text:span><text:span text:style-name="T17">R</text:span><text:span text:style-name="T19"> 8|</text:span><text:span text:style-name="T17">T</text:span><text:span text:style-name="T19"> 8|</text:span><text:span text:style-name="T17">W</text:span><text:span text:style-name="T19"> 4|</text:span><text:span text:style-name="T17">P</text:span><text:span text:style-name="T19"> 0|</text:span><text:span text:style-name="T17">C</text:span><text:span text:style-name="T19"> 0</text:span></text:p>
          </table:table-cell>
        </table:table-row>
        <table:table-row>
          <table:table-cell table:style-name="Table4.A2" office:value-type="string">
            <text:p text:style-name="P11"/>
          </table:table-cell>
          <table:table-cell table:style-name="Table4.B2" office:value-type="string">
            <text:p text:style-name="P15"><text:span text:style-name="T34">CV</text:span><text:span text:style-name="T1"> 8|</text:span><text:span text:style-name="T34">mv</text:span><text:span text:style-name="T1"> 5|</text:span><text:span text:style-name="T34">ini </text:span><text:span text:style-name="T12">-4</text:span><text:span text:style-name="T1">|</text:span><text:span text:style-name="T34">HP</text:span><text:span text:style-name="T1"> 1(3)|</text:span><text:span text:style-name="T34">AV</text:span><text:span text:style-name="T1"> 0000|</text:span><text:span text:style-name="T34">DG</text:span><text:span text:style-name="T1"> 2d4</text:span></text:p>
          </table:table-cell>
        </table:table-row>
        <table:table-row>
          <table:table-cell table:style-name="Table4.A3" office:value-type="string">
            <text:p text:style-name="P11"/>
          </table:table-cell>
          <table:table-cell table:style-name="Table4.B3" office:value-type="string">
            <text:p text:style-name="P19"><text:span text:style-name="T32">Bony</text:span><text:span text:style-name="T19"> – Piercing, thrusting weapons do 1/2 damage except for head shots which do full</text:span></text:p>
            <text:p text:style-name="P19"><text:span text:style-name="T32">Mindless</text:span><text:span text:style-name="T19"> – Immune to mental attacks and illusions</text:span></text:p>
            <text:p text:style-name="P25">Minion<text:span text:style-name="T35"> – Any damage that causes a wound kills this creature</text:span></text:p>
            <text:p text:style-name="P19"><text:span text:style-name="T32">Shield</text:span><text:span text:style-name="T19"> – Shield gives +1 defense (def 10)</text:span></text:p>
            <text:p text:style-name="P19"><text:span text:style-name="T32">Thrust</text:span><text:span text:style-name="T19"> – -1 to hit for pierce(2)</text:span></text:p>
            <text:p text:style-name="P21"/>
          </table:table-cell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Skeleton, Warrior</text:p>
          </table:table-cell>
          <table:table-cell table:style-name="Table5.B1" office:value-type="string">
            <text:p text:style-name="P6"><text:span text:style-name="T17">M</text:span><text:span text:style-name="T18"> </text:span><text:span text:style-name="T19">12|</text:span><text:span text:style-name="T17">S</text:span><text:span text:style-name="T19"> 14|</text:span><text:span text:style-name="T17">R</text:span><text:span text:style-name="T19"> 8|</text:span><text:span text:style-name="T17">T</text:span><text:span text:style-name="T19"> 12|</text:span><text:span text:style-name="T17">W</text:span><text:span text:style-name="T19"> 4|</text:span><text:span text:style-name="T17">P</text:span><text:span text:style-name="T19"> 0|</text:span><text:span text:style-name="T17">C</text:span><text:span text:style-name="T19"> 0</text:span></text:p>
          </table:table-cell>
        </table:table-row>
        <table:table-row>
          <table:table-cell table:style-name="Table5.A2" office:value-type="string">
            <text:p text:style-name="P11"/>
          </table:table-cell>
          <table:table-cell table:style-name="Table5.B2" office:value-type="string">
            <text:p text:style-name="P15"><text:span text:style-name="T34">CV</text:span><text:span text:style-name="T1"> 11|</text:span><text:span text:style-name="T34">mv</text:span><text:span text:style-name="T1"> 6|</text:span><text:span text:style-name="T34">ini </text:span><text:span text:style-name="T12">-2</text:span><text:span text:style-name="T1">|</text:span><text:span text:style-name="T34">HP</text:span><text:span text:style-name="T1"> 18(5)|</text:span><text:span text:style-name="T34">AV</text:span><text:span text:style-name="T1"> 0000|</text:span><text:span text:style-name="T34">DG</text:span><text:span text:style-name="T1"> 2d6</text:span></text:p>
          </table:table-cell>
        </table:table-row>
        <table:table-row>
          <table:table-cell table:style-name="Table5.A3" office:value-type="string">
            <text:p text:style-name="P11"/>
          </table:table-cell>
          <table:table-cell table:style-name="Table5.B3" office:value-type="string">
            <text:p text:style-name="P19"><text:span text:style-name="T32">Bony</text:span><text:span text:style-name="T19"> – Piercing, thrusting weapons do 1/2 damage except for head shots which do full</text:span></text:p>
            <text:p text:style-name="P19"><text:span text:style-name="T32">Mindless</text:span><text:span text:style-name="T19"> – Immune to mental attacks and illusions</text:span></text:p>
            <text:p text:style-name="P19"><text:span text:style-name="T32">Shield</text:span><text:span text:style-name="T19"> – Shield gives +1 defense (def 12)</text:span></text:p>
            <text:p text:style-name="P19"><text:span text:style-name="T32">Thrust</text:span><text:span text:style-name="T19"> -- -1 to hit for pierce(2)</text:span></text:p>
            <text:p text:style-name="P21"/>
          </table:table-cell>
        </table:table-row>
      </table:table>
      <text:p text:style-name="P6"/>
      <text:p text:style-name="P43"/>
      <text:p text:style-name="P43"/>
      <table:table table:name="Table16" table:style-name="Table16">
        <table:table-column table:style-name="Table16.A"/>
        <table:table-column table:style-name="Table16.B"/>
        <text:soft-page-break/>
        <table:table-row>
          <table:table-cell table:style-name="Table16.A1" office:value-type="string">
            <text:p text:style-name="P45">Summoned Spirit, Water</text:p>
          </table:table-cell>
          <table:table-cell table:style-name="Table16.B1" office:value-type="string">
            <text:p text:style-name="P43"><text:span text:style-name="T17">M </text:span><text:span text:style-name="T30">9</text:span><text:span text:style-name="T19">|</text:span><text:span text:style-name="T17">S</text:span><text:span text:style-name="T19"> 1</text:span><text:span text:style-name="T25">0</text:span><text:span text:style-name="T19">|</text:span><text:span text:style-name="T17">R</text:span><text:span text:style-name="T19"> 8|</text:span><text:span text:style-name="T17">T</text:span><text:span text:style-name="T19"> </text:span><text:span text:style-name="T25">10</text:span><text:span text:style-name="T19">|</text:span><text:span text:style-name="T17">W</text:span><text:span text:style-name="T19"> </text:span><text:span text:style-name="T28">6</text:span><text:span text:style-name="T19">|</text:span><text:span text:style-name="T17">P</text:span><text:span text:style-name="T19"> </text:span><text:span text:style-name="T25">6</text:span><text:span text:style-name="T19">|</text:span><text:span text:style-name="T17">C</text:span><text:span text:style-name="T19"> </text:span><text:span text:style-name="T25">6</text:span></text:p>
          </table:table-cell>
        </table:table-row>
        <table:table-row>
          <table:table-cell table:style-name="Table16.A2" office:value-type="string">
            <text:p text:style-name="P31"/>
          </table:table-cell>
          <table:table-cell table:style-name="Table16.B2" office:value-type="string">
            <text:p text:style-name="P33"><text:span text:style-name="T34">CV</text:span><text:span text:style-name="T1"> </text:span><text:span text:style-name="T9">10</text:span><text:span text:style-name="T1">|</text:span><text:span text:style-name="T34">mv</text:span><text:span text:style-name="T1"> </text:span><text:span text:style-name="T6">4</text:span><text:span text:style-name="T1">|</text:span><text:span text:style-name="T34">ini </text:span><text:span text:style-name="T15">+2</text:span><text:span text:style-name="T1">|</text:span><text:span text:style-name="T34">HP</text:span><text:span text:style-name="T1"> </text:span><text:span text:style-name="T6">1</text:span><text:span text:style-name="T10">8</text:span><text:span text:style-name="T6">(</text:span><text:span text:style-name="T10">5</text:span><text:span text:style-name="T6">)</text:span><text:span text:style-name="T1">|</text:span><text:span text:style-name="T34">AV</text:span><text:span text:style-name="T1"> </text:span><text:span text:style-name="T6">2222</text:span><text:span text:style-name="T1">|</text:span><text:span text:style-name="T34">DG</text:span><text:span text:style-name="T1"> </text:span><text:span text:style-name="T7">d4+d6</text:span></text:p>
          </table:table-cell>
        </table:table-row>
        <table:table-row>
          <table:table-cell table:style-name="Table16.A3" office:value-type="string">
            <text:p text:style-name="P31"/>
          </table:table-cell>
          <table:table-cell table:style-name="Table16.B3" office:value-type="string">
            <text:p text:style-name="P35"><text:span text:style-name="T32">By Your Side</text:span><text:span text:style-name="T19"> – If this creature has an action, she can always interrupt and attack someone </text:span><text:span text:style-name="T26">moving to attack</text:span><text:span text:style-name="T19"> her master, and make a full move to do so. In addition, the caster can spend an inspiration to activate this power at any time; even when the creature has spent her action</text:span></text:p>
            <text:p text:style-name="P37"><text:span text:style-name="T32">Cautious Fighter</text:span><text:span text:style-name="T19"> – +1 defense (11)</text:span></text:p>
            <text:p text:style-name="P35"><text:span text:style-name="T32">Formless</text:span><text:span text:style-name="T19"> – No wounds except for KO or Shatter affects this creature</text:span></text:p>
            <text:p text:style-name="P35"><text:span text:style-name="T32">Phalanx</text:span><text:span text:style-name="T19"> – If this creature is beside her master, both get +1 defense </text:span><text:span text:style-name="T29">(12)</text:span></text:p>
            <text:p text:style-name="P40"/>
          </table:table-cell>
        </table:table-row>
      </table:table>
      <text:p text:style-name="P43"/>
      <text:p text:style-name="P44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46">Summoned Spirit, <text:span text:style-name="T44">Weeping</text:span></text:p>
          </table:table-cell>
          <table:table-cell table:style-name="Table17.B1" office:value-type="string">
            <text:p text:style-name="P44"><text:span text:style-name="T17">M </text:span><text:span text:style-name="T26">6</text:span><text:span text:style-name="T19">|</text:span><text:span text:style-name="T17">S</text:span><text:span text:style-name="T19"> </text:span><text:span text:style-name="T26">12</text:span><text:span text:style-name="T19">|</text:span><text:span text:style-name="T17">R</text:span><text:span text:style-name="T19"> </text:span><text:span text:style-name="T26">12</text:span><text:span text:style-name="T19">|</text:span><text:span text:style-name="T17">T</text:span><text:span text:style-name="T19"> </text:span><text:span text:style-name="T25">10</text:span><text:span text:style-name="T19">|</text:span><text:span text:style-name="T17">W</text:span><text:span text:style-name="T19"> </text:span><text:span text:style-name="T26">10</text:span><text:span text:style-name="T19">|</text:span><text:span text:style-name="T17">P</text:span><text:span text:style-name="T19"> </text:span><text:span text:style-name="T26">10</text:span><text:span text:style-name="T19">|</text:span><text:span text:style-name="T17">C</text:span><text:span text:style-name="T19"> </text:span><text:span text:style-name="T26">10</text:span></text:p>
          </table:table-cell>
        </table:table-row>
        <table:table-row>
          <table:table-cell table:style-name="Table17.A2" office:value-type="string">
            <text:p text:style-name="P32"/>
          </table:table-cell>
          <table:table-cell table:style-name="Table17.B2" office:value-type="string">
            <text:p text:style-name="P34"><text:span text:style-name="T34">CV</text:span><text:span text:style-name="T1"> </text:span><text:span text:style-name="T11">10</text:span><text:span text:style-name="T1">|</text:span><text:span text:style-name="T34">mv</text:span><text:span text:style-name="T1"> </text:span><text:span text:style-name="T9">6</text:span><text:span text:style-name="T1">|</text:span><text:span text:style-name="T34">ini </text:span><text:span text:style-name="T16">0</text:span><text:span text:style-name="T1">|</text:span><text:span text:style-name="T34">HP</text:span><text:span text:style-name="T1"> </text:span><text:span text:style-name="T9">18(5)</text:span><text:span text:style-name="T1">|</text:span><text:span text:style-name="T34">AV</text:span><text:span text:style-name="T1"> </text:span><text:span text:style-name="T6">2222</text:span><text:span text:style-name="T1">|</text:span><text:span text:style-name="T34">DG</text:span><text:span text:style-name="T1"> –</text:span></text:p>
          </table:table-cell>
        </table:table-row>
        <table:table-row>
          <table:table-cell table:style-name="Table17.A3" office:value-type="string">
            <text:p text:style-name="P32"/>
          </table:table-cell>
          <table:table-cell table:style-name="Table17.B3" office:value-type="string">
            <text:p text:style-name="P36"><text:span text:style-name="T32">Formless</text:span><text:span text:style-name="T19"> – No wounds except for KO or Shatter affects this creature</text:span></text:p>
            <text:p text:style-name="P39"><text:span text:style-name="T32">Pacifist</text:span><text:span text:style-name="T19"> – This creature will not attack</text:span></text:p>
            <text:p text:style-name="P38"><text:span text:style-name="T32">Shield of Water</text:span><text:span text:style-name="T19"> – All allies adjacent to this creature get +1 defense</text:span></text:p>
            <text:p text:style-name="P37"><text:span text:style-name="T32">Tears of Aquae</text:span><text:span text:style-name="T19"> – Allies adjacent to this creature can regenerate 1 hp/round, but only damage taken in this fight</text:span></text:p>
            <text:p text:style-name="P37"><text:span text:style-name="T19"/></text:p>
            <text:p text:style-name="P41"/>
          </table:table-cell>
        </table:table-row>
      </table:table>
      <text:p text:style-name="P44"/>
      <text:p text:style-name="P4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Theyd Captain</text:p>
          </table:table-cell>
          <table:table-cell table:style-name="Table3.B1" office:value-type="string">
            <text:p text:style-name="P6"><text:span text:style-name="T17">M</text:span><text:span text:style-name="T18"> </text:span><text:span text:style-name="T19">14|</text:span><text:span text:style-name="T17">S</text:span><text:span text:style-name="T19"> 12|</text:span><text:span text:style-name="T17">R</text:span><text:span text:style-name="T19"> 12|</text:span><text:span text:style-name="T17">T</text:span><text:span text:style-name="T19"> 14|</text:span><text:span text:style-name="T17">W</text:span><text:span text:style-name="T19"> 8|</text:span><text:span text:style-name="T17">P</text:span><text:span text:style-name="T19"> 8|</text:span><text:span text:style-name="T17">C</text:span><text:span text:style-name="T19"> 8</text:span>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B2" office:value-type="string">
            <text:p text:style-name="P15"><text:span text:style-name="T34">CV</text:span><text:span text:style-name="T1"> 13|</text:span><text:span text:style-name="T34">mv</text:span><text:span text:style-name="T1"> 7|</text:span><text:span text:style-name="T34">ini</text:span><text:span text:style-name="T1"> +2|</text:span><text:span text:style-name="T34">HP</text:span><text:span text:style-name="T1"> 28(7)|</text:span><text:span text:style-name="T34">AV</text:span><text:span text:style-name="T1"> 2222|</text:span><text:span text:style-name="T34">DG</text:span><text:span text:style-name="T1"> 2d6+1</text:span></text:p>
          </table:table-cell>
        </table:table-row>
        <table:table-row>
          <table:table-cell table:style-name="Table3.A3" office:value-type="string">
            <text:p text:style-name="P11"/>
          </table:table-cell>
          <table:table-cell table:style-name="Table3.B3" office:value-type="string">
            <text:p text:style-name="P19">Bonus Block<text:span text:style-name="T35"> – Extra block/round</text:span></text:p>
            <text:p text:style-name="P19">Disarm(10)<text:span text:style-name="T35"> – High roll allows disarm</text:span></text:p>
            <text:p text:style-name="P19">Inspired<text:span text:style-name="T35"> – 3 inspiration, can use for allies</text:span></text:p>
            <text:p text:style-name="P19">Jagged<text:span text:style-name="T35"> – Attacks have </text:span><text:span text:style-name="T37">bleed(4)</text:span></text:p>
            <text:p text:style-name="P21"/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Theyd Captor</text:p>
          </table:table-cell>
          <table:table-cell table:style-name="Table2.B1" office:value-type="string">
            <text:p text:style-name="P6"><text:span text:style-name="T17">M</text:span><text:span text:style-name="T18"> </text:span><text:span text:style-name="T19">12|</text:span><text:span text:style-name="T17">S</text:span><text:span text:style-name="T19"> 12|</text:span><text:span text:style-name="T17">R</text:span><text:span text:style-name="T19"> 12|</text:span><text:span text:style-name="T17">T</text:span><text:span text:style-name="T19"> 10|</text:span><text:span text:style-name="T17">W</text:span><text:span text:style-name="T19"> 8|</text:span><text:span text:style-name="T17">P</text:span><text:span text:style-name="T19"> 8|</text:span><text:span text:style-name="T17">C</text:span><text:span text:style-name="T19"> 8</text:span>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5"><text:span text:style-name="T34">CV</text:span><text:span text:style-name="T1"> 11|</text:span><text:span text:style-name="T34">mv</text:span><text:span text:style-name="T1"> 6|</text:span><text:span text:style-name="T34">ini</text:span><text:span text:style-name="T1"> +1|</text:span><text:span text:style-name="T34">HP</text:span><text:span text:style-name="T1"> 20(5)|</text:span><text:span text:style-name="T34">AV</text:span><text:span text:style-name="T1"> 1111|</text:span><text:span text:style-name="T34">DG</text:span><text:span text:style-name="T1"> 2d4+1</text:span></text:p>
          </table:table-cell>
        </table:table-row>
        <table:table-row>
          <table:table-cell table:style-name="Table2.A3" office:value-type="string">
            <text:p text:style-name="P11"/>
          </table:table-cell>
          <table:table-cell table:style-name="Table2.B3" office:value-type="string">
            <text:p text:style-name="P19">Jagged<text:span text:style-name="T35"> – Attacks have </text:span><text:span text:style-name="T37">bleed(2)</text:span></text:p>
            <text:p text:style-name="P19">Net<text:span text:style-name="T35"> – Hit </text:span><text:span text:style-name="T37">entangles</text:span><text:span text:style-name="T35">, save Mus DL 12</text:span></text:p>
            <text:p text:style-name="P19">Skewer<text:span text:style-name="T35"> – Attacks on entangled foes </text:span><text:span text:style-name="T37">pierce(5)</text:span></text:p>
          </table:table-cell>
        </table:table-row>
      </table:table>
      <text:p text:style-name="P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Theyd Minion</text:p>
          </table:table-cell>
          <table:table-cell table:style-name="Table6.B1" office:value-type="string">
            <text:p text:style-name="P6"><text:span text:style-name="T17">M</text:span><text:span text:style-name="T18"> </text:span><text:span text:style-name="T19">10|</text:span><text:span text:style-name="T17">S</text:span><text:span text:style-name="T19"> 12|</text:span><text:span text:style-name="T17">R</text:span><text:span text:style-name="T19"> 12|</text:span><text:span text:style-name="T17">T</text:span><text:span text:style-name="T19"> 10|</text:span><text:span text:style-name="T17">W</text:span><text:span text:style-name="T19"> 8|</text:span><text:span text:style-name="T17">P</text:span><text:span text:style-name="T19"> 8|</text:span><text:span text:style-name="T17">C</text:span><text:span text:style-name="T19"> 8</text:span></text:p>
          </table:table-cell>
        </table:table-row>
        <table:table-row>
          <table:table-cell table:style-name="Table6.A2" office:value-type="string">
            <text:p text:style-name="P11"/>
          </table:table-cell>
          <table:table-cell table:style-name="Table6.B2" office:value-type="string">
            <text:p text:style-name="P15"><text:span text:style-name="T34">CV</text:span><text:span text:style-name="T1"> 9|</text:span><text:span text:style-name="T34">mv</text:span><text:span text:style-name="T1"> 6|</text:span><text:span text:style-name="T34">ini</text:span><text:span text:style-name="T1"> 0|</text:span><text:span text:style-name="T34">HP</text:span><text:span text:style-name="T1"> 0(5)|</text:span><text:span text:style-name="T34">AV</text:span><text:span text:style-name="T1"> 0000|</text:span><text:span text:style-name="T34">DG</text:span><text:span text:style-name="T1"> 2d4+1</text:span></text:p>
          </table:table-cell>
        </table:table-row>
        <table:table-row>
          <table:table-cell table:style-name="Table6.A3" office:value-type="string">
            <text:p text:style-name="P30"/>
          </table:table-cell>
          <table:table-cell table:style-name="Table6.B3" office:value-type="string">
            <text:p text:style-name="P19">Minion<text:span text:style-name="T35"> – Any damage that causes a wound kills this creature</text:span></text:p>
          </table:table-cell>
        </table:table-row>
      </table:table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heyd Pirate</text:p>
          </table:table-cell>
          <table:table-cell table:style-name="Table1.B1" office:value-type="string">
            <text:p text:style-name="P6"><text:span text:style-name="T17">M</text:span><text:span text:style-name="T18"> </text:span><text:span text:style-name="T19">10|</text:span><text:span text:style-name="T17">S</text:span><text:span text:style-name="T19"> 12|</text:span><text:span text:style-name="T17">R</text:span><text:span text:style-name="T19"> 12|</text:span><text:span text:style-name="T17">T</text:span><text:span text:style-name="T19"> 10|</text:span><text:span text:style-name="T17">W</text:span><text:span text:style-name="T19"> 8|</text:span><text:span text:style-name="T17">P</text:span><text:span text:style-name="T19"> 8|</text:span><text:span text:style-name="T17">C</text:span><text:span text:style-name="T19"> 8</text:span>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15"><text:span text:style-name="T34">CV</text:span><text:span text:style-name="T1"> 10|</text:span><text:span text:style-name="T34">mv</text:span><text:span text:style-name="T1"> 6|</text:span><text:span text:style-name="T34">ini</text:span><text:span text:style-name="T1"> 0|</text:span><text:span text:style-name="T34">HP</text:span><text:span text:style-name="T1"> 19(5)|</text:span><text:span text:style-name="T34">AV</text:span><text:span text:style-name="T1"> 0000|</text:span><text:span text:style-name="T34">DG</text:span><text:span text:style-name="T1"> 2d4+1</text:span>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2">Theyd Thug</text:p>
          </table:table-cell>
          <table:table-cell table:style-name="Table7.B1" office:value-type="string">
            <text:p text:style-name="P6"><text:span text:style-name="T17">M</text:span><text:span text:style-name="T18"> </text:span><text:span text:style-name="T19">14|</text:span><text:span text:style-name="T17">S</text:span><text:span text:style-name="T19"> 10|</text:span><text:span text:style-name="T17">R</text:span><text:span text:style-name="T19"> 10|</text:span><text:span text:style-name="T17">T</text:span><text:span text:style-name="T19"> 14|</text:span><text:span text:style-name="T17">W</text:span><text:span text:style-name="T19"> 8|</text:span><text:span text:style-name="T17">P</text:span><text:span text:style-name="T19"> 8|</text:span><text:span text:style-name="T17">C</text:span><text:span text:style-name="T19"> 8</text:span></text:p>
          </table:table-cell>
        </table:table-row>
        <table:table-row>
          <table:table-cell table:style-name="Table7.A2" office:value-type="string">
            <text:p text:style-name="P11"/>
          </table:table-cell>
          <table:table-cell table:style-name="Table7.B2" office:value-type="string">
            <text:p text:style-name="P15"><text:span text:style-name="T34">CV</text:span><text:span text:style-name="T1"> 11|</text:span><text:span text:style-name="T34">mv</text:span><text:span text:style-name="T1"> 5|</text:span><text:span text:style-name="T34">ini</text:span><text:span text:style-name="T1"> 0|</text:span><text:span text:style-name="T34">HP</text:span><text:span text:style-name="T1"> 28(7)|</text:span><text:span text:style-name="T34">AV</text:span><text:span text:style-name="T1"> 1111|</text:span><text:span text:style-name="T34">DG</text:span><text:span text:style-name="T1"> 2d6+1</text:span></text:p>
          </table:table-cell>
        </table:table-row>
        <table:table-row>
          <table:table-cell table:style-name="Table7.A3" office:value-type="string">
            <text:p text:style-name="P11"/>
          </table:table-cell>
          <table:table-cell table:style-name="Table7.B3" office:value-type="string">
            <text:p text:style-name="P19">Wade In<text:span text:style-name="T35"> – </text:span><text:span text:style-name="T19">Make 1 hex move after attack if you stay in ZOC</text:span></text:p>
            <text:p text:style-name="P19"><text:span text:style-name="T32">Zone of Control</text:span><text:span text:style-name="T19"> – Count as 2 for purposes of engaging enemies</text:span></text:p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6M33S</meta:editing-duration>
    <meta:editing-cycles>25</meta:editing-cycles>
    <meta:generator>LibreOffice/6.1.3.2$Windows_X86_64 LibreOffice_project/86daf60bf00efa86ad547e59e09d6bb77c699acb</meta:generator>
    <dc:date>2018-12-15T13:01:50.060000000</dc:date>
    <meta:document-statistic meta:table-count="17" meta:image-count="0" meta:object-count="0" meta:page-count="4" meta:paragraph-count="104" meta:word-count="850" meta:character-count="4787" meta:non-whitespace-character-count="3990"/>
    <meta:user-defined meta:name="Info 1"/>
    <meta:user-defined meta:name="Info 2"/>
    <meta:user-defined meta:name="Info 3"/>
    <meta:user-defined meta:name="Info 4"/>
  </office:meta>
</office:document-meta>
</file>